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4.58cm"/>
      <style:paragraph-properties style:writing-mode="lr-tb"/>
    </style:style>
    <style:style style:name="gr2" style:family="graphic" style:parent-style-name="standard">
      <style:graphic-properties draw:fill-color="#afd095" draw:textarea-horizontal-align="justify" draw:textarea-vertical-align="middle" draw:auto-grow-height="false" fo:min-height="2.29cm" fo:min-width="5.977cm"/>
      <style:paragraph-properties style:writing-mode="lr-tb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1.011cm" fo:min-width="5.714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afd095"/>
      <style:paragraph-properties fo:text-align="start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2.54cm" svg:x="1cm" svg:y="1cm">
          <text:p text:style-name="P1">Main-detector<text:line-break/>Constructio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477cm" svg:height="2.54cm" svg:x="14.97cm" svg:y="1cm">
          <text:p text:style-name="P2">subdetector<text:span text:style-name="T1">_Deisgn</text:span><text:line-break/><text:span text:style-name="T2">Construct(…)</text:span><text:span text:style-name="T2"><text:line-break/></text:span><text:span text:style-name="T2">ConstructDetectors(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35cm" svg:height="1.397cm" svg:x="7.35cm" svg:y="1.635cm">
          <text:p text:style-name="P1">subdetector_Confi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6.08cm" svg:y1="2.27cm" svg:x2="7.35cm" svg:y2="2.27cm">
          <text:p/>
        </draw:line>
        <draw:line draw:style-name="gr4" draw:text-style-name="P5" draw:layer="layout" svg:x1="13.7cm" svg:y1="2.27cm" svg:x2="14.97cm" svg:y2="2.2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7T12:56:30.187160409</meta:creation-date>
    <dc:date>2021-02-27T13:04:00.745106769</dc:date>
    <meta:editing-duration>PT7M32S</meta:editing-duration>
    <meta:editing-cycles>1</meta:editing-cycles>
    <meta:document-statistic meta:object-count="5"/>
    <meta:generator>LibreOffice/6.4.6.2$Linux_X86_64 LibreOffice_project/40$Build-2</meta:generator>
  </office:meta>
</office:document-meta>
</file>